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f19d"/>
    </style:style>
    <style:style style:name="P2" style:family="paragraph" style:parent-style-name="Standard">
      <style:text-properties officeooo:rsid="0006f19d" officeooo:paragraph-rsid="0006f19d"/>
    </style:style>
    <style:style style:name="P3" style:family="paragraph" style:parent-style-name="Standard">
      <style:text-properties officeooo:rsid="000a3308" officeooo:paragraph-rsid="000a3308"/>
    </style:style>
    <style:style style:name="P4" style:family="paragraph" style:parent-style-name="Standard">
      <style:text-properties officeooo:rsid="000c7ec0" officeooo:paragraph-rsid="000c7ec0"/>
    </style:style>
    <style:style style:name="P5" style:family="paragraph" style:parent-style-name="Standard">
      <style:text-properties officeooo:paragraph-rsid="000d6ae7"/>
    </style:style>
    <style:style style:name="P6" style:family="paragraph" style:parent-style-name="Standard">
      <style:text-properties officeooo:paragraph-rsid="0006f19d"/>
    </style:style>
    <style:style style:name="T1" style:family="text">
      <style:text-properties officeooo:rsid="0008272e"/>
    </style:style>
    <style:style style:name="T2" style:family="text">
      <style:text-properties officeooo:rsid="0008443f"/>
    </style:style>
    <style:style style:name="T3" style:family="text">
      <style:text-properties officeooo:rsid="000a98c0"/>
    </style:style>
    <style:style style:name="T4" style:family="text">
      <style:text-properties officeooo:rsid="000d6ae7"/>
    </style:style>
    <style:style style:name="T5" style:family="text">
      <style:text-properties officeooo:rsid="000f5ed1"/>
    </style:style>
    <style:style style:name="T6" style:family="text">
      <style:text-properties officeooo:rsid="0010186e"/>
    </style:style>
    <style:style style:name="T7" style:family="text">
      <style:text-properties officeooo:rsid="00114987"/>
    </style:style>
    <style:style style:name="T8" style:family="text">
      <style:text-properties officeooo:rsid="0006f1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ctl01_StudentCompetencyArray_ctl00_RowNumberLabel"/><text:bookmark text:name="ctl01_GoalInfo"/><text:bookmark text:name="ctl01_ShowGoalsSyllabus"/><text:span text:style-name="Strong_20_Emphasis">1. </text:span><text:bookmark text:name="ctl01_StudentCompetencyArray_ctl00_CompetencyfromMaster"/><text:span text:style-name="Strong_20_Emphasis">Demonstrate awareness of the scope and variety of works in the arts and humanities </text:span></text:p>
      <text:p text:style-name="P3">Logic is everywhere. Advanced reasoning is one of the things that separates humans from other forms of life, and yet it is a very wide ranging topic with varying applications. As a computer scientist it’s easy to think of formal logic as ones and zeros, but for most people it’s simply a decision making tool. Understanding the different schools of logic, and when/how to apply them, was a guiding idea in this class, as you can see in section I of the syllabus.</text:p>
      <text:p text:style-name="Standard"/>
      <text:p text:style-name="P1"><text:bookmark text:name="ctl01_GoalInfo1"/><text:bookmark text:name="ctl01_StudentCompetencyArray_ctl01_RowNumberLabel"/><text:bookmark text:name="ctl01_ShowGoalsSyllabus1"/><text:span text:style-name="Strong_20_Emphasis">2. </text:span><text:bookmark text:name="ctl01_StudentCompetencyArray_ctl01_CompetencyfromMaster"/><text:span text:style-name="Strong_20_Emphasis">Understand those works as expressions of individual and human values within an historical and social context</text:span> </text:p>
      <text:p text:style-name="P3">Real world examples were some of the most practical learning methods used in this class, due to their tangible nature, and their importance to our lives. Politics, religion, and ethics were just some of the topics covered. <text:span text:style-name="T3">Logic arguments made in famous papers and books really helped put our learning into context, aiding in applying our learning to other real world situation outside of class. This also gave us a perspective of logic over time and how it evolved and affected other things, like the growth of The Enlightenment and the Scientific Revolution. People believed the world was flat for a long time, but no more. Looking at history can help us understand how we got here, so that we don’t repeat </text:span><text:span text:style-name="T7">old</text:span><text:span text:style-name="T3"> mistakes. It helps us appreciate where we are as a society now, while also encouraging a healthy skepticism and a drive to learn.</text:span></text:p>
      <text:p text:style-name="Standard"/>
      <text:p text:style-name="Standard"><text:bookmark text:name="ctl01_StudentCompetencyArray_ctl02_RowNumberLabel"/><text:bookmark text:name="ctl01_GoalInfo2"/><text:bookmark text:name="ctl01_ShowGoalsSyllabus2"/><text:span text:style-name="Strong_20_Emphasis">3. </text:span><text:bookmark text:name="ctl01_StudentCompetencyArray_ctl02_CompetencyfromMaster"/><text:span text:style-name="Strong_20_Emphasis">Respond critically to works in the arts and humanities</text:span> </text:p>
      <text:p text:style-name="P1"><text:span text:style-name="T8">As with many classes, working through the history of a subject, and the history of its applications, was one of the ways we worked to build a formal understanding of logic. We analyzed and applied our logical skills through examples, many of which were </text:span><text:span text:style-name="T7">real and current</text:span><text:span text:style-name="T8">. Looking at historical and relevant logical fallacies really helped put into context what it was we were learning and the value of its formal study. In section K and L of the syllabus you can see that one of the most important goals of the class was to critically analyze our ourselves, including our believes, ethics, and decisions as well as those of others. </text:span></text:p>
      <text:p text:style-name="Standard"/>
      <text:p text:style-name="Standard"><text:bookmark text:name="ctl01_StudentCompetencyArray_ctl03_RowNumberLabel"/><text:bookmark text:name="ctl01_GoalInfo3"/><text:bookmark text:name="ctl01_ShowGoalsSyllabus3"/><text:span text:style-name="Strong_20_Emphasis">4. </text:span><text:bookmark text:name="ctl01_StudentCompetencyArray_ctl03_CompetencyfromMaster"/><text:span text:style-name="Strong_20_Emphasis">Engage in the creative process or interpretive performance</text:span> </text:p>
      <text:p text:style-name="P2">In many ways logic can be rigid, direct, and non-creative, but applying it certainly isn’t. Two people can use different logical concepts to arrive at entirely different conclusions, <text:span text:style-name="T7">using the exact same premises, </text:span>and they could both even be right. Forming arguments and debating using logic as a tool is even more so creative, and arguably a performance. <text:span text:style-name="T1">Much of the learning we did was through examples, including group work involving debates and backing up statements with logic. </text:span><text:span text:style-name="T2">I viewed this as another form of design with intent; not only a creative process, but also an interpretive performance. Logic is simply one of the tools we use to understand things, and it goes hand in hand with other humanities.</text:span></text:p>
      <text:p text:style-name="Standard"/>
      <text:p text:style-name="Standard"><text:bookmark text:name="ctl01_StudentCompetencyArray_ctl04_RowNumberLabel"/><text:bookmark text:name="ctl01_GoalInfo4"/><text:bookmark text:name="ctl01_ShowGoalsSyllabus4"/><text:span text:style-name="Strong_20_Emphasis">5. </text:span><text:bookmark text:name="ctl01_StudentCompetencyArray_ctl04_CompetencyfromMaster"/><text:span text:style-name="Strong_20_Emphasis">Articulate an informed personal reaction to works in the arts and humanities </text:span></text:p>
      <text:p text:style-name="P4">Similar to my previous answers, analysis of the analysis of others, both hypothetical and published, greatly aided <text:span text:style-name="T4">in forming our own processes of analysis. For example, “a dog has 4 legs. May cat has 4 legs. Therefore, my cat is a dog.” This statement is logical, but we know from experience that it isn’t true. It really shows that logic is not truth, just a tool to help </text:span><text:span text:style-name="T7">us </text:span><text:span text:style-name="T4">find the truth. Logic is useless without experiencing the things that make us human, and communicating both those experiences and our logic. See</text:span><text:span text:style-name="T7">ing</text:span><text:span text:style-name="T4"> how other people have done it helps us analyze how we do it, and learn from both them and ourselves. The book we used, and the professor, spent a long time helping us understand </text:span><text:span text:style-name="T7">this so</text:span><text:span text:style-name="T4"> that we appreciated what we were doing in class, and to motivate us to do it with intent in our daily lives.</text:span></text:p>
      <text:p text:style-name="Standard"/>
      <text:p text:style-name="Standard"><text:bookmark text:name="ctl01_StudentCompetencyArray_ctl05_RowNumberLabel"/><text:bookmark text:name="ctl01_GoalInfo5"/><text:bookmark text:name="ctl01_ShowGoalsSyllabus5"/><text:span text:style-name="Strong_20_Emphasis">6. </text:span><text:bookmark text:name="ctl01_StudentCompetencyArray_ctl05_CompetencyfromMaster"/><text:span text:style-name="Strong_20_Emphasis">Fine Arts courses must also achieve the following additional student competency: Employ the methods of an arts practitioner (including artist or scholar) in order to study or produce work that is created primarily for its aesthetic value</text:span> </text:p>
      <text:p text:style-name="P5"><text:soft-page-break/><text:span text:style-name="T4">This is </text:span><text:span text:style-name="T6">certainly the most subjective</text:span><text:span text:style-name="T4"> argument to make for this course, but </text:span><text:span text:style-name="T6">probably the easiest</text:span><text:span text:style-name="T4">. I do believe that logic, both formal and informal, has </text:span><text:span text:style-name="T7">strong</text:span><text:span text:style-name="T4"> aesthetic value. </text:span><text:span text:style-name="T5">I’m probably biased, as a computer scientist, but logic has a way of giving definition to order and helping us find it when </text:span><text:span text:style-name="T6">we are lost. It led us to so much of the technology we have today </text:span><text:span text:style-name="T7">(including computer)</text:span><text:span text:style-name="T6"> and everything we create with it. It can be a guiding light in our decisions and instill confidence in them. It has the power to bring about positive emotions and help us get through those that aren’t. It is a tool of discovery; inside ourselves, inside others, and of the beautiful world we are a part of. Most people don’t think about the beauty of a paintbrush, but without it we wouldn’t have so much of the art that we do. </text:span><text:span text:style-name="T7">Like a paintbrush, logic is a tool;</text:span><text:span text:style-name="T6"> one of the strongest tools of our own minds, and it helps shape the beauty within us all. </text:span></text:p>
      <text:p text:style-name="P5"/>
      <text:p text:style-name="P5"/>
      <text:p text:style-name="P5"/>
      <text:p text:style-name="P5"/>
      <text:p text:style-name="P5">I took this course at SDSU as a humanities goal. Assuming my other General Substitution Requests are granted, and this one, I can graduate this semester (with considerably more credits than this degree requires). Denial of this request, without some other substitution, will likely delay my graduation by an entire semester. </text:p>
      <text:p text:style-name="P5"/>
      <text:p text:style-name="P5">I took this class with Dr. Sexton. The class is now taught at SDSU by Dr. Peterson and I included his syllabus as well for its additional reference to SDSU's humanity general goal.</text:p>
      <text:p text:style-name="P5"/>
      <text:p text:style-name="P5">Advanced Reasoning is one of the many things that allows humans to be the dominant species on this planet. There's no avoiding it. It's part of what makes us us. Its study is part of studying mankind itsel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1-14T19:23:05.730000000</dc:date>
    <meta:editing-duration>PT5H37M44S</meta:editing-duration>
    <meta:editing-cycles>5</meta:editing-cycles>
    <meta:document-statistic meta:table-count="0" meta:image-count="0" meta:object-count="0" meta:page-count="2" meta:paragraph-count="15" meta:word-count="1008" meta:character-count="5759" meta:non-whitespace-character-count="4757"/>
  </office:meta>
</office:document-meta>
</file>